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background-color="#00dc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00d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9cm" style:rel-column-width="13107*"/>
    </style:style>
    <style:style style:name="Table1.D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00d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9.864cm" style:rel-column-width="38027*"/>
    </style:style>
    <style:style style:name="Table3.B" style:family="table-column">
      <style:table-column-properties style:column-width="7.135cm" style:rel-column-width="27508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background-color="#00dc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background-color="#00d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style:font-name="Nimbus Roman No9 L" fo:font-size="12pt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language="en" fo:country="US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justify" style:justify-single-word="false"/>
      <style:text-properties fo:language="en" fo:country="US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style:font-name="Nimbus Roman No9 L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>
      <style:text-properties style:font-name="Nimbus Roman No9 L" fo:font-size="12pt" fo:language="en" fo:country="US" fo:font-weight="bold" style:font-size-asian="10.5pt" style:font-weight-asian="bold" style:font-size-complex="12pt" style:font-weight-complex="bold"/>
    </style:style>
    <style:style style:name="P16" style:family="paragraph" style:parent-style-name="Text_20_body">
      <style:text-properties style:font-name="Nimbus Roman No9 L" fo:font-size="12pt" fo:language="en" fo:country="U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text-properties style:font-name="Nimbus Roman No9 L" fo:font-size="12pt" fo:language="en" fo:country="US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text-properties style:font-name="Nimbus Sans L" fo:font-size="14pt" fo:language="en" fo:country="US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 fo:padding="0cm" fo:border-left="none" fo:border-right="none" fo:border-top="none" fo:border-bottom="0.035cm solid #000000" style:shadow="none"/>
      <style:text-properties fo:language="en" fo:country="US"/>
    </style:style>
    <style:style style:name="P20" style:family="paragraph" style:parent-style-name="Table_20_Contents">
      <style:text-properties style:font-name="Nimbus Roman No9 L" fo:font-size="12pt" style:font-size-asian="10.5pt" style:font-size-complex="12pt"/>
    </style:style>
    <style:style style:name="P21" style:family="paragraph" style:parent-style-name="Table_20_Contents">
      <style:text-properties style:font-name="Nimbus Roman No9 L" fo:font-size="12pt" fo:font-weight="bold" style:font-size-asian="10.5pt" style:font-weight-asian="bold" style:font-size-complex="12pt" style:font-weight-complex="bold"/>
    </style:style>
    <style:style style:name="P22" style:family="paragraph" style:parent-style-name="Heading_20_3">
      <style:paragraph-properties fo:text-align="justify" style:justify-single-word="false"/>
      <style:text-properties fo:language="en" fo:country="US"/>
    </style:style>
    <style:style style:name="P23" style:family="paragraph" style:parent-style-name="Heading_20_3">
      <style:paragraph-properties fo:text-align="justify" style:justify-single-word="false"/>
    </style:style>
    <style:style style:name="P24" style:family="paragraph" style:parent-style-name="Table_20_Contents">
      <style:text-properties style:font-name="Nimbus Roman No9 L" fo:font-size="12pt" style:font-size-asian="10.5pt" style:font-size-complex="12pt"/>
    </style:style>
    <style:style style:name="P25" style:family="paragraph" style:parent-style-name="Table_20_Contents">
      <style:text-properties style:font-name="Nimbus Roman No9 L" fo:font-size="12pt" fo:font-style="normal" style:font-size-asian="10.5pt" style:font-style-asian="normal" style:font-size-complex="12pt" style:font-style-complex="normal"/>
    </style:style>
    <style:style style:name="P26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27" style:family="paragraph" style:parent-style-name="Text_20_body">
      <style:text-properties style:font-name="Nimbus Roman No9 L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29" style:family="paragraph" style:parent-style-name="Text_20_body" style:list-style-name="L2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31" style:family="paragraph" style:parent-style-name="Text_20_body" style:list-style-name="L4">
      <style:paragraph-properties fo:text-align="justify" style:justify-single-word="false"/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language="en" fo:country="US"/>
    </style:style>
    <style:style style:name="P33" style:family="paragraph" style:parent-style-name="Text_20_body" style:list-style-name="L1">
      <style:text-properties fo:language="en" fo:country="US"/>
    </style:style>
    <style:style style:name="P34" style:family="paragraph" style:parent-style-name="Text_20_body">
      <style:paragraph-properties fo:text-align="justify" style:justify-single-word="false"/>
      <style:text-properties fo:language="en" fo:country="US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 style:list-style-name="L3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fo:language="en" fo:country="US"/>
    </style:style>
    <style:style style:name="P38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text-position="super 67%"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 Mono"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text-position="super 67%" fo:language="en" fo:country="U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style:font-name="Nimbus Sans L" fo:language="en" fo:country="US"/>
    </style:style>
    <style:style style:name="T10" style:family="text">
      <style:text-properties style:font-name="Nimbus Roman No9 L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WW_5f_CharLFO1LVL1" style:num-suffix=".0" style:num-format="1">
        <style:list-level-properties text:space-before="1.244cm" text:min-label-width="0.926cm"/>
      </text:list-level-style-number>
      <text:list-level-style-number text:level="2" text:style-name="WW_5f_CharLFO1LVL2" style:num-format="1" text:display-levels="2">
        <style:list-level-properties text:space-before="2.494cm" text:min-label-width="0.926cm"/>
      </text:list-level-style-number>
      <text:list-level-style-number text:level="3" text:style-name="WW_5f_CharLFO1LVL3" style:num-format="1" text:display-levels="3">
        <style:list-level-properties text:space-before="3.745cm" text:min-label-width="1.27cm"/>
      </text:list-level-style-number>
      <text:list-level-style-number text:level="4" text:style-name="WW_5f_CharLFO1LVL4" style:num-format="1" text:display-levels="4">
        <style:list-level-properties text:space-before="4.995cm" text:min-label-width="1.27cm"/>
      </text:list-level-style-number>
      <text:list-level-style-number text:level="5" text:style-name="WW_5f_CharLFO1LVL5" style:num-format="1" text:display-levels="5">
        <style:list-level-properties text:space-before="6.246cm" text:min-label-width="1.905cm"/>
      </text:list-level-style-number>
      <text:list-level-style-number text:level="6" text:style-name="WW_5f_CharLFO1LVL6" style:num-format="1" text:display-levels="6">
        <style:list-level-properties text:space-before="7.497cm" text:min-label-width="1.905cm"/>
      </text:list-level-style-number>
      <text:list-level-style-number text:level="7" text:style-name="WW_5f_CharLFO1LVL7" style:num-format="1" text:display-levels="7">
        <style:list-level-properties text:space-before="8.747cm" text:min-label-width="2.54cm"/>
      </text:list-level-style-number>
      <text:list-level-style-number text:level="8" text:style-name="WW_5f_CharLFO1LVL8" style:num-format="1" text:display-levels="8">
        <style:list-level-properties text:space-before="9.998cm" text:min-label-width="2.54cm"/>
      </text:list-level-style-number>
      <text:list-level-style-number text:level="9" text:style-name="WW_5f_CharLFO1LVL9" style:num-format="1" text:display-levels="9">
        <style:list-level-properties text:space-before="11.248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text:id="ct-1528220392">
          <text:deletion>
            <office:change-info>
              <dc:creator>Unknown Author</dc:creator>
              <dc:date>2010-03-08T11:56:00</dc:date>
            </office:change-info>
            <text:p text:style-name="P1">39</text:p>
          </text:deletion>
        </text:changed-region>
        <text:changed-region text:id="ct-1528220048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-1528219920">
          <text:deletion>
            <office:change-info>
              <dc:creator>Unknown Author</dc:creator>
              <dc:date>2010-03-08T11:56:00</dc:date>
            </office:change-info>
            <text:p text:style-name="P1">MSDOS variable replaced by getos()</text:p>
          </text:deletion>
        </text:changed-region>
        <text:changed-region text:id="ct-1543460232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-1527546952">
          <text:deletion>
            <office:change-info>
              <dc:creator>Auteur inconnu</dc:creator>
              <dc:date>2010-03-02T13:50:00</dc:date>
            </office:change-info>
            <text:p text:style-name="P2">Title: MSDOS variable replaced by getos() </text:p>
            <text:p text:style-name="P2"/>
          </text:deletion>
        </text:changed-region>
        <text:changed-region text:id="ct-1527546664">
          <text:deletion>
            <office:change-info>
              <dc:creator>Unknown Author</dc:creator>
              <dc:date>2010-03-08T11:56:00</dc:date>
            </office:change-info>
            <text:p text:style-name="P2"><text:s/>Allan CORNET</text:p>
          </text:deletion>
        </text:changed-region>
        <text:changed-region text:id="ct-1527546376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-1527546520">
          <text:deletion>
            <office:change-info>
              <dc:creator>Unknown Author</dc:creator>
              <dc:date>2010-03-08T11:56:00</dc:date>
            </office:change-info>
            <text:p text:style-name="P2">allan.cornet</text:p>
          </text:deletion>
        </text:changed-region>
        <text:changed-region text:id="ct-1543459936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text:id="ct-1529086896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-1491164480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1">2</text:span></text:span></text:p>
          </text:deletion>
        </text:changed-region>
        <text:changed-region text:id="ct-1542632552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-1529086736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2">nd</text:span></text:span></text:p>
          </text:deletion>
        </text:changed-region>
        <text:changed-region text:id="ct-1509118568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-1509117952">
          <text:deletion>
            <office:change-info>
              <dc:creator>Unknown Author</dc:creator>
              <dc:date>2010-03-08T11:57:00</dc:date>
            </office:change-info>
            <text:p text:style-name="P2">replace old defined variable MSDOS in scilab.</text:p>
          </text:deletion>
        </text:changed-region>
        <text:changed-region text:id="ct-1491164672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text:id="ct-1509118832">
          <text:deletion>
            <office:change-info>
              <dc:creator>Unknown Author</dc:creator>
              <dc:date>2010-03-08T11:57:00</dc:date>
            </office:change-info>
            <text:p text:style-name="P2"/>
            <text:p text:style-name="P2">MSDOS is confusing and have no more reason to existing.</text:p>
          </text:deletion>
        </text:changed-region>
        <text:changed-region text:id="ct-1542631992">
          <text:deletion>
            <office:change-info>
              <dc:creator>Unknown Author</dc:creator>
              <dc:date>2010-03-08T12:00:00</dc:date>
            </office:change-info>
            <text:p text:style-name="P4">removed in Scilab 5.4) and replaced by existing function getos().</text:p>
            <text:p text:style-name="P4">To check that you are on Windows, user will do: getos() == "Windows"</text:p>
            <text:p text:style-name="P4">for compatibility, user can define : MSDOS = (getos() == "Windows")<text:tab/></text:p>
          </text:deletion>
        </text:changed-region>
        <text:changed-region text:id="ct-1529006584">
          <text:deletion>
            <office:change-info>
              <dc:creator>Auteur inconnu</dc:creator>
              <dc:date>2010-03-02T13:50:00</dc:date>
            </office:change-info>
            <text:p text:style-name="P4"><text:s/></text:p>
          </text:deletion>
        </text:changed-region>
        <text:changed-region text:id="ct-1542632256">
          <text:deletion>
            <office:change-info>
              <dc:creator>Unknown Author</dc:creator>
              <dc:date>2010-03-08T12:00:00</dc:date>
            </office:change-info>
            <text:p text:style-name="P4">MSDOS variable will be declared obsolete in Scilab 5.3 (</text:p>
          </text:deletion>
        </text:changed-region>
        <text:changed-region text:id="ct-1542633048">
          <text:insertion>
            <office:change-info>
              <dc:creator>Unknown Author</dc:creator>
              <dc:date>2010-03-08T12:00:00</dc:date>
            </office:change-info>
          </text:insertion>
        </text:changed-region>
        <text:changed-region text:id="ct-1542742936">
          <text:insertion>
            <office:change-info>
              <dc:creator>Unknown Author</dc:creator>
              <dc:date>2010-03-08T12:01:00</dc:date>
            </office:change-info>
          </text:insertion>
        </text:changed-region>
        <text:changed-region text:id="ct-1528579408">
          <text:insertion>
            <office:change-info>
              <dc:creator>Unknown Author</dc:creator>
              <dc:date>2010-03-08T12:02:00</dc:date>
            </office:change-info>
          </text:insertion>
        </text:changed-region>
        <text:changed-region text:id="ct-1516967600">
          <text:insertion>
            <office:change-info>
              <dc:creator>Unknown Author</dc:creator>
              <dc:date>2010-03-08T12:05:00</dc:date>
            </office:change-info>
          </text:insertion>
        </text:changed-region>
        <text:changed-region text:id="ct-1528579968">
          <text:insertion>
            <office:change-info>
              <dc:creator>Unknown Author</dc:creator>
              <dc:date>2010-03-08T12:06:00</dc:date>
            </office:change-info>
          </text:insertion>
        </text:changed-region>
        <text:changed-region text:id="ct-1542742528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text:id="ct-1496016344">
          <text:insertion>
            <office:change-info>
              <dc:creator>Auteur inconnu</dc:creator>
              <dc:date>2010-04-26T14:44:00</dc:date>
            </office:change-info>
          </text:insertion>
        </text:changed-region>
        <text:changed-region text:id="ct-1496115336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text:id="ct-1531719632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text:id="ct-1528580184">
          <text:format-change>
            <office:change-info>
              <dc:creator>Unknown Author</dc:creator>
              <dc:date>2010-03-08T12:14:00</dc:date>
            </office:change-info>
          </text:format-change>
        </text:changed-region>
        <text:changed-region text:id="ct-1516819904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text:id="ct-1516821000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-1533458552">
          <text:deletion>
            <office:change-info>
              <dc:creator>Auteur inconnu</dc:creator>
              <dc:date>2010-04-26T14:45:00</dc:date>
            </office:change-info>
            <text:p text:style-name="P5"><text:s/>the various</text:p>
          </text:deletion>
          <text:insertion>
            <office:change-info office:chg-author="Unknown Author" office:chg-date-time="2010-03-09T14:32:00"/>
          </text:insertion>
        </text:changed-region>
        <text:changed-region text:id="ct-1533401336">
          <text:insertion>
            <office:change-info>
              <dc:creator>Auteur inconnu</dc:creator>
              <dc:date>2010-04-26T14:45:00</dc:date>
            </office:change-info>
          </text:insertion>
        </text:changed-region>
        <text:changed-region text:id="ct-1466892096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-1496136712">
          <text:deletion>
            <office:change-info>
              <dc:creator>Auteur inconnu</dc:creator>
              <dc:date>2010-04-26T14:43:00</dc:date>
            </office:change-info>
            <text:p text:style-name="P5">. </text:p>
          </text:deletion>
          <text:insertion>
            <office:change-info office:chg-author="Unknown Author" office:chg-date-time="2010-03-09T14:32:00"/>
          </text:insertion>
        </text:changed-region>
        <text:changed-region text:id="ct-1528285440">
          <text:insertion>
            <office:change-info>
              <dc:creator>Auteur inconnu</dc:creator>
              <dc:date>2010-04-26T14:44:00</dc:date>
            </office:change-info>
          </text:insertion>
        </text:changed-region>
        <text:changed-region text:id="ct-1533471984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text:id="ct-1502424400">
          <text:insertion>
            <office:change-info>
              <dc:creator>Unknown Author</dc:creator>
              <dc:date>2010-03-09T14:37:00</dc:date>
            </office:change-info>
          </text:insertion>
        </text:changed-region>
        <text:changed-region text:id="ct-1502424496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text:id="ct-1513352496">
          <text:format-change>
            <office:change-info>
              <dc:creator>Unknown Author</dc:creator>
              <dc:date>2010-03-28T20:47:00</dc:date>
            </office:change-info>
          </text:format-change>
        </text:changed-region>
        <text:changed-region text:id="ct-1502424136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-1502423560">
          <text:format-change>
            <office:change-info>
              <dc:creator>Unknown Author</dc:creator>
              <dc:date>2010-03-28T21:00:00</dc:date>
            </office:change-info>
          </text:format-change>
        </text:changed-region>
        <text:changed-region text:id="ct-1528852248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-1528852152">
          <text:insertion>
            <office:change-info>
              <dc:creator>Unknown Author</dc:creator>
              <dc:date>2010-03-28T20:46:00</dc:date>
            </office:change-info>
          </text:insertion>
        </text:changed-region>
        <text:changed-region text:id="ct-1528851936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text:id="ct-150194912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28851480">
          <text:format-change>
            <office:change-info>
              <dc:creator>Unknown Author</dc:creator>
              <dc:date>2010-03-28T21:02:00</dc:date>
            </office:change-info>
          </text:format-change>
        </text:changed-region>
        <text:changed-region text:id="ct-1543466528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text:id="ct-1501949024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13755072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text:id="ct-1516949016">
          <text:deletion>
            <office:change-info>
              <dc:creator>Unknown Author</dc:creator>
              <dc:date>2010-03-28T22:19:00</dc:date>
            </office:change-info>
            <text:p text:style-name="P5"><text:span text:style-name="T3"><text:s/></text:span></text:p>
          </text:deletion>
        </text:changed-region>
        <text:changed-region text:id="ct-1516948552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text:id="ct-151694876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3273785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13755624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1375528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01948824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3273728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1694825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1375465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02249112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text:id="ct-1516948456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text:id="ct-1502248736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text:id="ct-1502248520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text:id="ct-1513754976">
          <text:format-change>
            <office:change-info>
              <dc:creator>Unknown Author</dc:creator>
              <dc:date>2010-03-28T22:32:00</dc:date>
            </office:change-info>
          </text:format-change>
        </text:changed-region>
        <text:changed-region text:id="ct-1502248264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text:id="ct-1531021464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text:id="ct-1531021680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text:id="ct-147440528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text:id="ct-1509731072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text:id="ct-1501945040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text:id="ct-1528214992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-150230102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-1502301424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-1509731672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-1509686560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-1501945352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text:id="ct-1466108600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text:id="ct-1528798632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text:id="ct-147440468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31178336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-1502300864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-1527672568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-1528851328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text:id="ct-152821438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32738072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-1502248920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-150973151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09731272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-1531021368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-1502301608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-146345209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0230182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-1502423920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-150952533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0952497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09524328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-150952476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2885168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28435272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-152843496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2843464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43365752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-1543365152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text:id="ct-154336484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text:id="ct-1543364744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-1495372920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text:id="ct-1495372608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-1543365504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text:id="ct-1509790632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-1509790240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text:id="ct-1509789928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text:id="ct-1509789800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text:id="ct-1509789704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text:id="ct-1463343712">
          <text:insertion>
            <office:change-info>
              <dc:creator>Unknown Author</dc:creator>
              <dc:date>2010-03-28T22:39:00</dc:date>
            </office:change-info>
          </text:insertion>
        </text:changed-region>
        <text:changed-region text:id="ct-1542624504">
          <text:insertion>
            <office:change-info>
              <dc:creator>Unknown Author</dc:creator>
              <dc:date>2010-03-28T22:40:00</dc:date>
            </office:change-info>
          </text:insertion>
        </text:changed-region>
        <text:changed-region text:id="ct-1509515816">
          <text:insertion>
            <office:change-info>
              <dc:creator>Unknown Author</dc:creator>
              <dc:date>2010-03-09T15:13:00</dc:date>
            </office:change-info>
          </text:insertion>
        </text:changed-region>
        <text:changed-region text:id="ct-1501948608">
          <text:insertion>
            <office:change-info>
              <dc:creator>Unknown Author</dc:creator>
              <dc:date>2010-03-28T22:17:00</dc:date>
            </office:change-info>
          </text:insertion>
        </text:changed-region>
        <text:changed-region text:id="ct-1513572352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text:id="ct-1513572040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text:id="ct-1513572256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-1513571776">
          <text:deletion>
            <office:change-info>
              <dc:creator>Auteur inconnu</dc:creator>
              <dc:date>2010-04-26T14:08:00</dc:date>
            </office:change-info>
            <text:p text:style-name="P6">boolean exec(String job);</text:p>
          </text:deletion>
          <text:insertion>
            <office:change-info office:chg-author="Unknown Author" office:chg-date-time="2010-03-28T22:21:00"/>
          </text:insertion>
        </text:changed-region>
        <text:changed-region text:id="ct-1517094656">
          <text:insertion>
            <office:change-info>
              <dc:creator>Auteur inconnu</dc:creator>
              <dc:date>2010-04-26T14:08:00</dc:date>
            </office:change-info>
          </text:insertion>
        </text:changed-region>
        <text:changed-region text:id="ct-1513571560">
          <text:deletion>
            <office:change-info>
              <dc:creator>Auteur inconnu</dc:creator>
              <dc:date>2010-04-26T14:08:00</dc:date>
            </office:change-info>
            <text:p text:style-name="P6">Execute a single command in Scilab</text:p>
          </text:deletion>
          <text:insertion>
            <office:change-info office:chg-author="Unknown Author" office:chg-date-time="2010-03-28T22:22:00"/>
          </text:insertion>
        </text:changed-region>
        <text:changed-region text:id="ct-1509192768">
          <text:insertion>
            <office:change-info>
              <dc:creator>Auteur inconnu</dc:creator>
              <dc:date>2010-04-26T14:08:00</dc:date>
            </office:change-info>
          </text:insertion>
        </text:changed-region>
        <text:changed-region text:id="ct-1517014480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-1517113312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-1534018048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-1533986072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-1517043240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-1533881968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text:id="ct-1517632568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-1517572896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text:id="ct-1491781304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-1491781088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text:id="ct-1491780992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-1491780776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-1509289208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text:id="ct-1528434128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-1528433744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-1509288896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text:id="ct-1509288688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text:id="ct-1509288232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text:id="ct-1533319736">
          <text:deletion>
            <office:change-info>
              <dc:creator>Auteur inconnu</dc:creator>
              <dc:date>2010-04-26T14:43:00</dc:date>
            </office:change-info>
            <text:p text:style-name="P6">finish</text:p>
          </text:deletion>
          <text:insertion>
            <office:change-info office:chg-author="Unknown Author" office:chg-date-time="2010-03-28T22:24:00"/>
          </text:insertion>
        </text:changed-region>
        <text:changed-region text:id="ct-1517636080">
          <text:insertion>
            <office:change-info>
              <dc:creator>Auteur inconnu</dc:creator>
              <dc:date>2010-04-26T14:43:00</dc:date>
            </office:change-info>
          </text:insertion>
        </text:changed-region>
        <text:changed-region text:id="ct-1509288592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-1509212504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-1509212408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-1509289368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-1473863416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text:id="ct-1509790080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-1476148344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-1513399512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-1543487888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text:id="ct-1476148592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-1509288496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text:id="ct-1491780360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text:id="ct-1491780264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-1531020936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-1475438984">
          <text:deletion>
            <office:change-info>
              <dc:creator>Auteur inconnu</dc:creator>
              <dc:date>2010-04-26T14:05:00</dc:date>
            </office:change-info>
            <text:p text:style-name="P6">(</text:p>
          </text:deletion>
          <text:insertion>
            <office:change-info office:chg-author="Unknown Author" office:chg-date-time="2010-03-28T22:28:00"/>
          </text:insertion>
        </text:changed-region>
        <text:changed-region text:id="ct-1491190088">
          <text:format-change>
            <office:change-info>
              <dc:creator>Auteur inconnu</dc:creator>
              <dc:date>2010-04-26T14:05:00</dc:date>
            </office:change-info>
          </text:format-change>
        </text:changed-region>
        <text:changed-region text:id="ct-1491176936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text:id="ct-1517085168">
          <text:deletion>
            <office:change-info>
              <dc:creator>Auteur inconnu</dc:creator>
              <dc:date>2010-04-26T14:05:00</dc:date>
            </office:change-info>
            <text:p text:style-name="P6"><text:span text:style-name="T3">)</text:span></text:p>
          </text:deletion>
          <text:insertion>
            <office:change-info office:chg-author="Unknown Author" office:chg-date-time="2010-03-28T22:28:00"/>
          </text:insertion>
        </text:changed-region>
        <text:changed-region text:id="ct-1531020840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text:id="ct-1509790472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text:id="ct-1528138088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-1517093680">
          <text:deletion>
            <office:change-info>
              <dc:creator>Auteur inconnu</dc:creator>
              <dc:date>2010-04-26T14:04:00</dc:date>
            </office:change-info>
            <text:p text:style-name="Table_20_Contents">Variable</text:p>
          </text:deletion>
          <text:insertion>
            <office:change-info office:chg-author="Unknown Author" office:chg-date-time="2010-03-28T22:35:00"/>
          </text:insertion>
        </text:changed-region>
        <text:changed-region text:id="ct-1527754304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-1528137992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-1529308552">
          <text:deletion>
            <office:change-info>
              <dc:creator>Auteur inconnu</dc:creator>
              <dc:date>2010-04-26T14:05:00</dc:date>
            </office:change-info>
            <text:p text:style-name="P6">called </text:p>
          </text:deletion>
          <text:insertion>
            <office:change-info office:chg-author="Unknown Author" office:chg-date-time="2010-03-28T22:35:00"/>
          </text:insertion>
        </text:changed-region>
        <text:changed-region text:id="ct-1533293176">
          <text:insertion>
            <office:change-info>
              <dc:creator>Auteur inconnu</dc:creator>
              <dc:date>2010-04-26T14:05:00</dc:date>
            </office:change-info>
          </text:insertion>
        </text:changed-region>
        <text:changed-region text:id="ct-1516995056">
          <text:deletion>
            <office:change-info>
              <dc:creator>Auteur inconnu</dc:creator>
              <dc:date>2010-04-26T14:05:00</dc:date>
            </office:change-info>
            <text:p text:style-name="P6">(</text:p>
          </text:deletion>
          <text:insertion>
            <office:change-info office:chg-author="Unknown Author" office:chg-date-time="2010-03-28T22:35:00"/>
          </text:insertion>
        </text:changed-region>
        <text:changed-region text:id="ct-1517077464">
          <text:format-change>
            <office:change-info>
              <dc:creator>Auteur inconnu</dc:creator>
              <dc:date>2010-04-26T14:05:00</dc:date>
            </office:change-info>
          </text:format-change>
        </text:changed-region>
        <text:changed-region text:id="ct-1517108408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-1516330776">
          <text:deletion>
            <office:change-info>
              <dc:creator>Auteur inconnu</dc:creator>
              <dc:date>2010-04-26T14:05:00</dc:date>
            </office:change-info>
            <text:p text:style-name="P6"><text:span text:style-name="T3">)</text:span></text:p>
          </text:deletion>
          <text:insertion>
            <office:change-info office:chg-author="Unknown Author" office:chg-date-time="2010-03-28T22:35:00"/>
          </text:insertion>
        </text:changed-region>
        <text:changed-region text:id="ct-1501830600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text:id="ct-1528137584">
          <text:insertion>
            <office:change-info>
              <dc:creator>Unknown Author</dc:creator>
              <dc:date>2010-03-28T22:36:00</dc:date>
            </office:change-info>
          </text:insertion>
        </text:changed-region>
        <text:changed-region text:id="ct-1528137776">
          <text:insertion>
            <office:change-info>
              <dc:creator>Unknown Author</dc:creator>
              <dc:date>2010-03-28T22:41:00</dc:date>
            </office:change-info>
          </text:insertion>
        </text:changed-region>
        <text:changed-region text:id="ct-1528137680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text:id="ct-1517096960">
          <text:deletion>
            <office:change-info>
              <dc:creator>Auteur inconnu</dc:creator>
              <dc:date>2010-04-26T14:04:00</dc:date>
            </office:change-info>
            <text:p text:style-name="Table_20_Contents">sendVariable</text:p>
          </text:deletion>
          <text:insertion>
            <office:change-info office:chg-author="Unknown Author" office:chg-date-time="2010-03-28T22:42:00"/>
          </text:insertion>
        </text:changed-region>
        <text:changed-region text:id="ct-1513238688">
          <text:insertion>
            <office:change-info>
              <dc:creator>Auteur inconnu</dc:creator>
              <dc:date>2010-04-26T14:04:00</dc:date>
            </office:change-info>
          </text:insertion>
        </text:changed-region>
        <text:changed-region text:id="ct-1517097184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text:id="ct-1529354440">
          <text:insertion>
            <office:change-info>
              <dc:creator>Unknown Author</dc:creator>
              <dc:date>2010-03-28T22:43:00</dc:date>
            </office:change-info>
          </text:insertion>
        </text:changed-region>
        <text:changed-region text:id="ct-1529354128">
          <text:deletion>
            <office:change-info>
              <dc:creator>Auteur inconnu</dc:creator>
              <dc:date>2010-04-26T14:05:00</dc:date>
            </office:change-info>
            <text:p text:style-name="P6">TODO – voir si c'est intéressant de faire ai</text:p>
          </text:deletion>
          <text:insertion>
            <office:change-info office:chg-author="Unknown Author" office:chg-date-time="2010-03-28T22:43:00"/>
          </text:insertion>
        </text:changed-region>
        <text:changed-region text:id="ct-1529354344">
          <text:deletion>
            <office:change-info>
              <dc:creator>Auteur inconnu</dc:creator>
              <dc:date>2010-04-26T14:05:00</dc:date>
            </office:change-info>
            <text:p text:style-name="P6">nsi ou si mettre ca directement dans la variable</text:p>
          </text:deletion>
          <text:insertion>
            <office:change-info office:chg-author="Unknown Author" office:chg-date-time="2010-03-28T22:44:00"/>
          </text:insertion>
        </text:changed-region>
        <text:changed-region text:id="ct-1533317584">
          <text:insertion>
            <office:change-info>
              <dc:creator>Auteur inconnu</dc:creator>
              <dc:date>2010-04-26T14:05:00</dc:date>
            </office:change-info>
          </text:insertion>
        </text:changed-region>
        <text:changed-region text:id="ct-1463769184">
          <text:format-change>
            <office:change-info>
              <dc:creator>Auteur inconnu</dc:creator>
              <dc:date>2010-04-26T14:05:00</dc:date>
            </office:change-info>
          </text:format-change>
        </text:changed-region>
        <text:changed-region text:id="ct-1517080288">
          <text:format-change>
            <office:change-info>
              <dc:creator>Auteur inconnu</dc:creator>
              <dc:date>2010-04-26T14:05:00</dc:date>
            </office:change-info>
          </text:format-change>
        </text:changed-region>
        <text:changed-region text:id="ct-1528579024">
          <text:insertion>
            <office:change-info>
              <dc:creator>Auteur inconnu</dc:creator>
              <dc:date>2010-04-26T14:24:00</dc:date>
            </office:change-info>
          </text:insertion>
        </text:changed-region>
        <text:changed-region text:id="ct-1533429112">
          <text:insertion>
            <office:change-info>
              <dc:creator>Auteur inconnu</dc:creator>
              <dc:date>2010-04-26T14:25:00</dc:date>
            </office:change-info>
          </text:insertion>
        </text:changed-region>
        <text:changed-region text:id="ct-1516994608">
          <text:insertion>
            <office:change-info>
              <dc:creator>Auteur inconnu</dc:creator>
              <dc:date>2010-04-26T14:29:00</dc:date>
            </office:change-info>
          </text:insertion>
        </text:changed-region>
        <text:changed-region text:id="ct-1509789608">
          <text:deletion>
            <office:change-info>
              <dc:creator>Unknown Author</dc:creator>
              <dc:date>2010-03-28T22:37:00</dc:date>
            </office:change-info>
            <text:p text:style-name="P7">if (getos() == "Windows") then disp("Scilab on Windows"); end</text:p>
            <text:p text:style-name="P7">if (getos() == "Linux") then disp("Scilab on Linux"); end</text:p>
            <text:p text:style-name="P7">if (getos() == "SunOS") then disp("Scilab on Solaris"); end</text:p>
            <text:p text:style-name="P7">if (getos() == "Darwin") then disp("Scilab on MacOs"); end</text:p>
            <text:p text:style-name="P7"/>
          </text:deletion>
        </text:changed-region>
        <text:changed-region text:id="ct-1513398512">
          <text:insertion>
            <office:change-info>
              <dc:creator>Unknown Author</dc:creator>
              <dc:date>2010-03-28T22:37:00</dc:date>
            </office:change-info>
          </text:insertion>
        </text:changed-region>
        <text:changed-region text:id="ct-1529353336">
          <text:deletion>
            <office:change-info>
              <dc:creator>Unknown Author</dc:creator>
              <dc:date>2010-03-08T12:31:00</dc:date>
            </office:change-info>
            <text:p text:style-name="P8"><text:span text:style-name="Police_20_par_20_défaut"><text:span text:style-name="T4">Allan CORNET </text:span></text:span></text:p>
          </text:deletion>
        </text:changed-region>
        <text:changed-region text:id="ct-1528437296">
          <text:insertion>
            <office:change-info>
              <dc:creator>Unknown Author</dc:creator>
              <dc:date>2010-03-08T12:31:00</dc:date>
            </office:change-info>
          </text:insertion>
        </text:changed-region>
        <text:changed-region text:id="ct-1495683192">
          <text:deletion>
            <office:change-info>
              <dc:creator>Auteur inconnu</dc:creator>
              <dc:date>2010-03-02T13:50:00</dc:date>
            </office:change-info>
            <text:p text:style-name="P8"><text:span text:style-name="Police_20_par_20_défaut"><text:span text:style-name="T4">e</text:span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#<text:change text:change-id="ct-1528220392"/><text:change-start text:change-id="ct-1528220048"/>40<text:change-end text:change-id="ct-1528220048"/>: <text:change text:change-id="ct-1528219920"/><text:change-start text:change-id="ct-1543460232"/>Scilab / Java interface (javasci) version 2.0<text:change-end text:change-id="ct-1543460232"/></text:p>
      <text:p text:style-name="P19"/>
      <text:p text:style-name="P2"/>
      <text:p text:style-name="P2"><text:change text:change-id="ct-1527546952"/>Version: 1.0</text:p>
      <text:p text:style-name="P2">Author:<text:change text:change-id="ct-1527546664"/><text:change-start text:change-id="ct-1527546376"/> Sylvestre LEDRU<text:change-end text:change-id="ct-1527546376"/> (<text:change text:change-id="ct-1527546520"/><text:change-start text:change-id="ct-1543459936"/>sylvestre.ledru<text:change-end text:change-id="ct-1543459936"/>@scilab.org)</text:p>
      <text:p text:style-name="P2">Review:</text:p>
      <text:p text:style-name="P2">Commented:</text:p>
      <text:p text:style-name="P2">State:</text:p>
      <text:p text:style-name="P2">Scilab-Version: Scilab 5.3<text:change-start text:change-id="ct-1529086896"/> or 5.4<text:change-end text:change-id="ct-1529086896"/></text:p>
      <text:p text:style-name="P2">Vote: No</text:p>
      <text:p text:style-name="P3"><text:span text:style-name="Police_20_par_20_défaut"><text:span text:style-name="T1">Created: March </text:span></text:span><text:change text:change-id="ct-1491164480"/><text:change-start text:change-id="ct-1542632552"/><text:span text:style-name="Police_20_par_20_défaut"><text:span text:style-name="T1">8</text:span></text:span><text:change-end text:change-id="ct-1542632552"/><text:change text:change-id="ct-1529086736"/><text:change-start text:change-id="ct-1509118568"/><text:span text:style-name="Police_20_par_20_défaut"><text:span text:style-name="T2">th</text:span></text:span><text:change-end text:change-id="ct-1509118568"/><text:span text:style-name="Police_20_par_20_défaut"><text:span text:style-name="T1">, 2010</text:span></text:span></text:p>
      <text:p text:style-name="P19"/>
      <text:p text:style-name="P2"/>
      <text:p text:style-name="P22">Abstract</text:p>
      <text:p text:style-name="P2">The aim of this SEP is to <text:change text:change-id="ct-1509117952"/><text:change-start text:change-id="ct-1491164672"/>develop a new version of the Scilab / Java interface. The current interface is called Javasci.<text:change-end text:change-id="ct-1491164672"/><text:change text:change-id="ct-1509118832"/></text:p>
      <text:p text:style-name="P2"><text:s/></text:p>
      <text:p text:style-name="P22">Rationale</text:p>
      <text:p text:style-name="P4"><text:change text:change-id="ct-1542631992"/><text:change text:change-id="ct-1529006584"/><text:change text:change-id="ct-1542632256"/><text:change-start text:change-id="ct-1542633048"/>The current <text:change-end text:change-id="ct-1542633048"/><text:change-start text:change-id="ct-1542742936"/>implementation has several limitations<text:change-end text:change-id="ct-1542742936"/><text:change-start text:change-id="ct-1528579408"/>:</text:p>
      <text:list xml:id="list1585392891" text:style-name="L1">
        <text:list-item>
          <text:p text:style-name="P33">To retrieve any variable from the Scilab language, knowing the type of the variable is mandatory a priori.</text:p>
        </text:list-item>
        <text:list-item>
          <text:p text:style-name="P33"><text:change-end text:change-id="ct-1528579408"/><text:change-start text:change-id="ct-1516967600"/>Only a few types are managed by the interface (boolean, double, complex and string).</text:p>
        </text:list-item>
        <text:list-item>
          <text:p text:style-name="P33">Lack of consistency<text:change-end text:change-id="ct-1516967600"/><text:change-start text:change-id="ct-1528579968"/> between Scilab and Java. For example, in Scilab, a scalar (matrix of [1,1]) is a matrix. In the Java interface, there are two different datatypes (example: SciDouble and SciDoubleArray).</text:p>
        </text:list-item>
        <text:list-item>
          <text:p text:style-name="P33"><text:change-end text:change-id="ct-1528579968"/><text:change-start text:change-id="ct-1542742528"/>There is no serialization possible on most of the datatype.</text:p>
        </text:list-item>
        <text:list-item>
          <text:p text:style-name="P33">Calling a Scilab function can be done only with the Exec method and increases the complexity of the retrieval of multiple output arguments.</text:p>
        </text:list-item>
        <text:list-item>
          <text:p text:style-name="P33">The package name does not follow the package naming rules of Scilab and the Scilab Java checkstyle.<text:change-end text:change-id="ct-1542742528"/><text:change-start text:change-id="ct-1496016344"/></text:p>
        </text:list-item>
        <text:list-item>
          <text:p text:style-name="P33">Hard to manage graphics windows</text:p>
        </text:list-item>
        <text:list-item>
          <text:p text:style-name="P33">No interaction with the event loop</text:p>
        </text:list-item>
        <text:list-item>
          <text:p text:style-name="P33">Cannot manage several instances of Scilab<text:change-end text:change-id="ct-1496016344"/><text:change-start text:change-id="ct-1496115336"/></text:p>
        </text:list-item>
      </text:list>
      <text:p text:style-name="P4"><text:change-end text:change-id="ct-1496115336"/><text:change-start text:change-id="ct-1531719632"/></text:p>
      <text:p text:style-name="P18"><text:change-start text:change-id="ct-1528580184"/>Proposal<text:change-end text:change-id="ct-1531719632"/><text:change-end text:change-id="ct-1528580184"/><text:change-start text:change-id="ct-1516819904"/></text:p>
      <text:p text:style-name="P5"><text:change-end text:change-id="ct-1516819904"/><text:change-start text:change-id="ct-1516821000"/>The goal of this version 2 is to tackle<text:change-end text:change-id="ct-1516821000"/><text:change text:change-id="ct-1533458552"/><text:change-start text:change-id="ct-1533401336"/> most of the<text:change-end text:change-id="ct-1533401336"/><text:change-start text:change-id="ct-1466892096"/> implementation issues listed upper. </text:p>
      <text:p text:style-name="P5">Because of all previous limitations, a code based on Javasci v1 will not be compatible with the version 2<text:change-end text:change-id="ct-1466892096"/><text:change text:change-id="ct-1496136712"/><text:change-start text:change-id="ct-1528285440"/>. However, both versions will be provided into the Scilab distribution for a while.<text:change-end text:change-id="ct-1528285440"/><text:change-start text:change-id="ct-1533471984"/></text:p>
      <text:p text:style-name="P18">The proposed API</text:p>
      <text:p text:style-name="P5"><text:change-end text:change-id="ct-1533471984"/><text:change-start text:change-id="ct-1502424400"/><text:soft-page-break/>Two different kind of operations can be done:</text:p>
      <text:list xml:id="list753526013" text:style-name="L2">
        <text:list-item>
          <text:p text:style-name="P29">reading/writing data from/to Scilab</text:p>
        </text:list-item>
        <text:list-item>
          <text:p text:style-name="P29">launch operations</text:p>
        </text:list-item>
      </text:list>
      <text:p text:style-name="P15">Package naming:</text:p>
      <text:p text:style-name="P5"><text:change-end text:change-id="ct-1502424400"/><text:change-start text:change-id="ct-1502424496"/>The first step would be to rename all packages to match the current Scilab naming schema:</text:p>
      <text:p text:style-name="P14"><text:change-start text:change-id="ct-1513352496"/>org.scilab.modules.javasci.*<text:change-end text:change-id="ct-1502424496"/><text:change-end text:change-id="ct-1513352496"/><text:change-start text:change-id="ct-1502424136"/></text:p>
      <text:p text:style-name="P17"/>
      <text:p text:style-name="P17"><text:change-start text:change-id="ct-1502423560"/>Data<text:change-end text:change-id="ct-1502424136"/><text:change-end text:change-id="ct-1502423560"/><text:change-start text:change-id="ct-1528852248"/>types:<text:change-end text:change-id="ct-1528852248"/><text:change-start text:change-id="ct-1528852152"/></text:p>
      <text:p text:style-name="P5"><text:change-end text:change-id="ct-1528852152"/><text:change-start text:change-id="ct-1528851936"/>The data mapping will be done thanks to the classes developed in the context of Xcos. During this process, a clean wrapping of many of Scilab native datatypes has been implemented.</text:p>
      <text:p text:style-name="P5"><text:change-end text:change-id="ct-1528851936"/><text:change-start text:change-id="ct-1501949120"/>All classes implement the interface <text:change-start text:change-id="ct-1528851480"/><text:span text:style-name="T3">ScilabType</text:span><text:change-end text:change-id="ct-1501949120"/><text:change-end text:change-id="ct-1528851480"/><text:change-start text:change-id="ct-1543466528"/></text:p>
      <text:p text:style-name="P5"><text:change-end text:change-id="ct-1543466528"/><text:change-start text:change-id="ct-1501949024"/>which specifies the following methods:<text:change-end text:change-id="ct-1501949024"/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<text:change-start text:change-id="ct-1513755072"/><text:span text:style-name="T3">ScilabType </text:span><text:span text:style-name="T11">extends</text:span><text:span text:style-name="T3"> </text:span><text:change-end text:change-id="ct-1513755072"/><text:change text:change-id="ct-1516949016"/><text:change-start text:change-id="ct-1516948552"/><text:span text:style-name="T3">Serializable</text:span><text:change-end text:change-id="ct-1516948552"/></text:p>
          </table:table-cell>
          <table:covered-table-cell/>
        </table:table-row>
        <table:table-row>
          <table:table-cell table:style-name="Table2.A2" office:value-type="string">
            <text:p text:style-name="P21"><text:change-start text:change-id="ct-1516948768"/>Method<text:change-end text:change-id="ct-1516948768"/></text:p>
          </table:table-cell>
          <table:table-cell table:style-name="Table2.B2" office:value-type="string">
            <text:p text:style-name="P21"><text:change-start text:change-id="ct-1532737856"/>Description<text:change-end text:change-id="ct-1532737856"/></text:p>
          </table:table-cell>
        </table:table-row>
        <table:table-row>
          <table:table-cell table:style-name="Table2.A3" office:value-type="string">
            <text:p text:style-name="P14"><text:change-start text:change-id="ct-1513755624"/>int getWidth();<text:change-end text:change-id="ct-1513755624"/></text:p>
          </table:table-cell>
          <table:table-cell table:style-name="Table2.B3" office:value-type="string">
            <text:p text:style-name="P6"><text:change-start text:change-id="ct-1513755288"/>Return the Width<text:change-end text:change-id="ct-1513755288"/></text:p>
          </table:table-cell>
        </table:table-row>
        <table:table-row>
          <table:table-cell table:style-name="Table2.A3" office:value-type="string">
            <text:p text:style-name="P14"><text:change-start text:change-id="ct-1501948824"/>int getHeight();<text:change-end text:change-id="ct-1501948824"/></text:p>
          </table:table-cell>
          <table:table-cell table:style-name="Table2.B3" office:value-type="string">
            <text:p text:style-name="P6"><text:change-start text:change-id="ct-1532737280"/>Return the Height<text:change-end text:change-id="ct-1532737280"/></text:p>
          </table:table-cell>
        </table:table-row>
        <table:table-row>
          <table:table-cell table:style-name="Table2.A3" office:value-type="string">
            <text:p text:style-name="P14"><text:change-start text:change-id="ct-1516948256"/>String toString();<text:change-end text:change-id="ct-1516948256"/></text:p>
          </table:table-cell>
          <table:table-cell table:style-name="Table2.B3" office:value-type="string">
            <text:p text:style-name="P6"><text:change-start text:change-id="ct-1513754656"/>Show the data<text:change-end text:change-id="ct-1513754656"/></text:p>
          </table:table-cell>
        </table:table-row>
        <table:table-row>
          <table:table-cell table:style-name="Table2.A2" office:value-type="string">
            <text:p text:style-name="P17"><text:change-start text:change-id="ct-1502249112"/>Member<text:change-end text:change-id="ct-1502249112"/></text:p>
          </table:table-cell>
          <table:table-cell table:style-name="Table2.B2" office:value-type="string">
            <text:p text:style-name="P21"><text:change-start text:change-id="ct-1516948456"/>Description<text:change-end text:change-id="ct-1516948456"/></text:p>
          </table:table-cell>
        </table:table-row>
        <table:table-row>
          <table:table-cell table:style-name="Table2.A3" office:value-type="string">
            <text:p text:style-name="P14"><text:change-start text:change-id="ct-1502248736"/>enum <text:change-end text:change-id="ct-1502248736"/><text:change-start text:change-id="ct-1502248520"/>t<text:change-end text:change-id="ct-1502248520"/><text:change-start text:change-id="ct-1513754976"/><text:change-start text:change-id="ct-1502248264"/>ype<text:change-end text:change-id="ct-1513754976"/><text:change-end text:change-id="ct-1502248264"/></text:p>
          </table:table-cell>
          <table:table-cell table:style-name="Table2.B3" office:value-type="string">
            <text:p text:style-name="P6"><text:change-start text:change-id="ct-1531021464"/>An enum providing a matching between the Scilab ID value (int) and<text:change-end text:change-id="ct-1531021464"/><text:change-start text:change-id="ct-1531021680"/> the description of the type (string)<text:change-end text:change-id="ct-1531021680"/></text:p>
          </table:table-cell>
        </table:table-row>
      </table:table>
      <text:p text:style-name="P5"><text:change-start text:change-id="ct-1474405280"/></text:p>
      <text:p text:style-name="P14"><text:change-end text:change-id="ct-1474405280"/><text:change-start text:change-id="ct-1509731072"/></text:p>
      <text:p text:style-name="P17">Datatype Mapping:</text:p>
      <text:p text:style-name="P16">The mapping between Scilab and Java is the following one:<text:change-end text:change-id="ct-1509731072"/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21"><text:change-start text:change-id="ct-1501945040"/>Scilab type<text:change-end text:change-id="ct-1501945040"/></text:p>
          </table:table-cell>
          <table:table-cell table:style-name="Table1.A1" office:value-type="string">
            <text:p text:style-name="P21"><text:change-start text:change-id="ct-1528214992"/>Scilab ID<text:change-end text:change-id="ct-1528214992"/><text:change-start text:change-id="ct-1502301024"/> (type)<text:change-end text:change-id="ct-1502301024"/></text:p>
          </table:table-cell>
          <table:table-cell table:style-name="Table1.A1" office:value-type="string">
            <text:p text:style-name="P21"><text:change-start text:change-id="ct-1502301424"/>Scilab <text:change-end text:change-id="ct-1502301424"/><text:change-start text:change-id="ct-1509731672"/>Code<text:change-end text:change-id="ct-1509731672"/><text:change-start text:change-id="ct-1509686560"/> (typeof)<text:change-end text:change-id="ct-1509686560"/></text:p>
          </table:table-cell>
          <table:table-cell table:style-name="Table1.A1" office:value-type="string">
            <text:p text:style-name="P21"><text:change-start text:change-id="ct-1501945352"/>Java Scilab type<text:change-end text:change-id="ct-1501945352"/></text:p>
          </table:table-cell>
          <table:table-cell table:style-name="Table1.E1" office:value-type="string">
            <text:p text:style-name="P21"><text:change-start text:change-id="ct-1466108600"/>Description<text:change-end text:change-id="ct-1466108600"/></text:p>
          </table:table-cell>
        </table:table-row>
        <table:table-row>
          <table:table-cell table:style-name="Table1.A2" office:value-type="string">
            <text:p text:style-name="P6"><text:change-start text:change-id="ct-1528798632"/>Boolean<text:change-end text:change-id="ct-1528798632"/></text:p>
          </table:table-cell>
          <table:table-cell table:style-name="Table1.B2" office:value-type="float" office:value="4">
            <text:p text:style-name="P6"><text:change-start text:change-id="ct-1474404680"/>4<text:change-end text:change-id="ct-1474404680"/></text:p>
          </table:table-cell>
          <table:table-cell table:style-name="Table1.A2" office:value-type="string">
            <text:p text:style-name="P6"><text:change-start text:change-id="ct-1531178336"/>boolean<text:change-end text:change-id="ct-1531178336"/></text:p>
          </table:table-cell>
          <table:table-cell table:style-name="Table1.A2" office:value-type="string">
            <text:p text:style-name="P6"><text:change-start text:change-id="ct-1502300864"/>ScilabBoolean<text:change-end text:change-id="ct-1502300864"/></text:p>
          </table:table-cell>
          <table:table-cell table:style-name="Table1.E2" office:value-type="string">
            <text:p text:style-name="P6"><text:change-start text:change-id="ct-1527672568"/>Boolean datatype<text:change-end text:change-id="ct-1527672568"/></text:p>
          </table:table-cell>
        </table:table-row>
        <table:table-row>
          <table:table-cell table:style-name="Table1.A2" office:value-type="string">
            <text:p text:style-name="P6"><text:change-start text:change-id="ct-1528851328"/>Polynomial<text:change-end text:change-id="ct-1528851328"/></text:p>
          </table:table-cell>
          <table:table-cell table:style-name="Table1.B2" office:value-type="float" office:value="2">
            <text:p text:style-name="P6"><text:change-start text:change-id="ct-1528214384"/>2<text:change-end text:change-id="ct-1528214384"/></text:p>
          </table:table-cell>
          <table:table-cell table:style-name="Table1.A2" office:value-type="string">
            <text:p text:style-name="P6"><text:change-start text:change-id="ct-1532738072"/>polynomial<text:change-end text:change-id="ct-1532738072"/>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-1502248920"/>String<text:change-end text:change-id="ct-1502248920"/></text:p>
          </table:table-cell>
          <table:table-cell table:style-name="Table1.B2" office:value-type="float" office:value="10">
            <text:p text:style-name="P6"><text:change-start text:change-id="ct-1509731512"/>10<text:change-end text:change-id="ct-1509731512"/></text:p>
          </table:table-cell>
          <table:table-cell table:style-name="Table1.A2" office:value-type="string">
            <text:p text:style-name="P6"><text:change-start text:change-id="ct-1509731272"/>string<text:change-end text:change-id="ct-1509731272"/></text:p>
          </table:table-cell>
          <table:table-cell table:style-name="Table1.A2" office:value-type="string">
            <text:p text:style-name="P6"><text:change-start text:change-id="ct-1531021368"/>ScilabString<text:change-end text:change-id="ct-1531021368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-1502301608"/>List<text:change-end text:change-id="ct-1502301608"/></text:p>
          </table:table-cell>
          <table:table-cell table:style-name="Table1.B2" office:value-type="float" office:value="15">
            <text:p text:style-name="P6"><text:change-start text:change-id="ct-1463452096"/>15<text:change-end text:change-id="ct-1463452096"/></text:p>
          </table:table-cell>
          <table:table-cell table:style-name="Table1.A2" office:value-type="string">
            <text:p text:style-name="P6"><text:change-start text:change-id="ct-1502301824"/>list<text:change-end text:change-id="ct-1502301824"/></text:p>
          </table:table-cell>
          <table:table-cell table:style-name="Table1.A2" office:value-type="string">
            <text:p text:style-name="P6"><text:change-start text:change-id="ct-1502423920"/>ScilabList<text:change-end text:change-id="ct-1502423920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-1509525336"/>tlist<text:change-end text:change-id="ct-1509525336"/></text:p>
          </table:table-cell>
          <table:table-cell table:style-name="Table1.B2" office:value-type="float" office:value="16">
            <text:p text:style-name="P6"><text:change-start text:change-id="ct-1509524976"/>16<text:change-end text:change-id="ct-1509524976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change-start text:change-id="ct-1509524328"/>ScilabTList<text:change-end text:change-id="ct-1509524328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-1509524760"/>mlist<text:change-end text:change-id="ct-1509524760"/></text:p>
          </table:table-cell>
          <table:table-cell table:style-name="Table1.B2" office:value-type="float" office:value="17">
            <text:p text:style-name="P6"><text:change-start text:change-id="ct-1528851688"/>17<text:change-end text:change-id="ct-1528851688"/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change-start text:change-id="ct-1528435272"/>ScilabMList<text:change-end text:change-id="ct-1528435272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-1528434960"/>Sparse<text:change-end text:change-id="ct-1528434960"/></text:p>
          </table:table-cell>
          <table:table-cell table:style-name="Table1.B2" office:value-type="float" office:value="5">
            <text:p text:style-name="P6"><text:change-start text:change-id="ct-1528434648"/>5<text:change-end text:change-id="ct-1528434648"/></text:p>
          </table:table-cell>
          <table:table-cell table:style-name="Table1.A2" office:value-type="string">
            <text:p text:style-name="P6"><text:change-start text:change-id="ct-1543365752"/>sparse<text:change-end text:change-id="ct-1543365752"/>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-1543365152"/>Boolean Sparse<text:change-end text:change-id="ct-1543365152"/></text:p>
          </table:table-cell>
          <table:table-cell table:style-name="Table1.B2" office:value-type="float" office:value="6">
            <text:p text:style-name="P6"><text:change-start text:change-id="ct-1543364840"/>6<text:change-end text:change-id="ct-1543364840"/></text:p>
          </table:table-cell>
          <table:table-cell table:style-name="Table1.A2" office:value-type="string">
            <text:p text:style-name="P6"><text:change-start text:change-id="ct-1543364744"/>boolean sparse<text:change-end text:change-id="ct-1543364744"/>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6"><text:change-start text:change-id="ct-1495372920"/>Double<text:change-end text:change-id="ct-1495372920"/></text:p>
          </table:table-cell>
          <table:table-cell table:style-name="Table1.B2" office:value-type="float" office:value="1">
            <text:p text:style-name="P6"><text:change-start text:change-id="ct-1495372608"/>1<text:change-end text:change-id="ct-1495372608"/></text:p>
          </table:table-cell>
          <table:table-cell table:style-name="Table1.A2" office:value-type="string">
            <text:p text:style-name="P6"><text:change-start text:change-id="ct-1543365504"/>constant<text:change-end text:change-id="ct-1543365504"/></text:p>
          </table:table-cell>
          <table:table-cell table:style-name="Table1.A2" office:value-type="string">
            <text:p text:style-name="P6"><text:change-start text:change-id="ct-1509790632"/>ScilabDouble<text:change-end text:change-id="ct-1509790632"/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<text:change-start text:change-id="ct-1509790240"/>Integer<text:change-end text:change-id="ct-1509790240"/></text:p>
          </table:table-cell>
          <table:table-cell table:style-name="Table1.B2" office:value-type="float" office:value="8">
            <text:p text:style-name="P6"><text:change-start text:change-id="ct-1509789928"/>8<text:change-end text:change-id="ct-1509789928"/></text:p>
          </table:table-cell>
          <table:table-cell table:style-name="Table1.A2" office:value-type="string">
            <text:p text:style-name="P6"><text:change-start text:change-id="ct-1509789800"/>constant<text:change-end text:change-id="ct-1509789800"/></text:p>
          </table:table-cell>
          <table:table-cell table:style-name="Table1.A2" office:value-type="string">
            <text:p text:style-name="P6"><text:change-start text:change-id="ct-1509789704"/>ScilabInteger<text:change-end text:change-id="ct-1509789704"/></text:p>
          </table:table-cell>
          <table:table-cell table:style-name="Table1.E2" office:value-type="string">
            <text:p text:style-name="P6"/>
          </table:table-cell>
        </table:table-row>
      </table:table>
      <text:p text:style-name="P5"><text:change-start text:change-id="ct-1463343712"/>Note that there is no specific types for complex data<text:change-end text:change-id="ct-1463343712"/><text:change-start text:change-id="ct-1542624504"/> since they are available in many cases (*list, sparse, double...)</text:p>
      <text:p text:style-name="P5"><text:change-end text:change-id="ct-1542624504"/><text:change-start text:change-id="ct-1509515816"/></text:p>
      <text:p text:style-name="P15"><text:change-end text:change-id="ct-1509515816"/><text:change-start text:change-id="ct-1501948608"/>Interact with Scilab engine:<text:change-end text:change-id="ct-1501948608"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<text:change-start text:change-id="ct-1513572352"/>Scilab control class<text:change-end text:change-id="ct-1513572352"/></text:p>
          </table:table-cell>
          <table:covered-table-cell/>
        </table:table-row>
        <table:table-row>
          <table:table-cell table:style-name="Table3.A2" office:value-type="string">
            <text:p text:style-name="P21"><text:change-start text:change-id="ct-1513572040"/>Method<text:change-end text:change-id="ct-1513572040"/></text:p>
          </table:table-cell>
          <table:table-cell table:style-name="Table3.B2" office:value-type="string">
            <text:p text:style-name="P21"><text:change-start text:change-id="ct-1513572256"/>Description<text:change-end text:change-id="ct-1513572256"/></text:p>
          </table:table-cell>
        </table:table-row>
        <table:table-row>
          <table:table-cell table:style-name="Table3.A3" office:value-type="string">
            <text:p text:style-name="P6"><text:change text:change-id="ct-1513571776"/><text:change-start text:change-id="ct-1517094656"/>boolean open()<text:change-end text:change-id="ct-1517094656"/></text:p>
          </table:table-cell>
          <table:table-cell table:style-name="Table3.B3" office:value-type="string">
            <text:p text:style-name="P6"><text:change text:change-id="ct-1513571560"/><text:change-start text:change-id="ct-1509192768"/>Open a connection to the Scilab engine<text:change-end text:change-id="ct-1509192768"/></text:p>
          </table:table-cell>
        </table:table-row>
        <table:table-row>
          <table:table-cell table:style-name="Table3.A3" office:value-type="string">
            <text:p text:style-name="P6"><text:change-start text:change-id="ct-1517014480"/>boolean open(String job)<text:change-end text:change-id="ct-1517014480"/></text:p>
          </table:table-cell>
          <table:table-cell table:style-name="Table3.B3" office:value-type="string">
            <text:p text:style-name="P6"><text:change-start text:change-id="ct-1517113312"/>Open a connection to the Scilab engine and run the command <text:span text:style-name="T3">job</text:span><text:change-end text:change-id="ct-1517113312"/></text:p>
          </table:table-cell>
        </table:table-row>
        <table:table-row>
          <table:table-cell table:style-name="Table3.A3" office:value-type="string">
            <text:p text:style-name="P6"><text:change-start text:change-id="ct-1534018048"/>boolean open(String job[])<text:change-end text:change-id="ct-1534018048"/></text:p>
          </table:table-cell>
          <table:table-cell table:style-name="Table3.B3" office:value-type="string">
            <text:p text:style-name="P6"><text:change-start text:change-id="ct-1533986072"/>Open a connection to the Scilab engine and run commands <text:span text:style-name="T3">job</text:span><text:change-end text:change-id="ct-1533986072"/></text:p>
          </table:table-cell>
        </table:table-row>
        <table:table-row>
          <table:table-cell table:style-name="Table3.A3" office:value-type="string">
            <text:p text:style-name="P6"><text:change-start text:change-id="ct-1517043240"/>boolean open(File scriptFilename)<text:change-end text:change-id="ct-1517043240"/></text:p>
          </table:table-cell>
          <table:table-cell table:style-name="Table3.B3" office:value-type="string">
            <text:p text:style-name="P25"><text:change-start text:change-id="ct-1533881968"/>Open a connection to the Scilab engine and run thefile <text:span text:style-name="T3">scriptFilename</text:span><text:change-end text:change-id="ct-1533881968"/></text:p>
          </table:table-cell>
        </table:table-row>
        <table:table-row>
          <table:table-cell table:style-name="Table3.A3" office:value-type="string">
            <text:p text:style-name="P6"><text:change-start text:change-id="ct-1517632568"/>boolean exec(String job);<text:change-end text:change-id="ct-1517632568"/></text:p>
          </table:table-cell>
          <table:table-cell table:style-name="Table3.B3" office:value-type="string">
            <text:p text:style-name="P6"><text:change-start text:change-id="ct-1517572896"/>Execute a single command in Scilab<text:change-end text:change-id="ct-1517572896"/></text:p>
          </table:table-cell>
        </table:table-row>
        <table:table-row>
          <table:table-cell table:style-name="Table3.A3" office:value-type="string">
            <text:p text:style-name="P6"><text:change-start text:change-id="ct-1491781304"/>b<text:change-end text:change-id="ct-1491781304"/><text:change-start text:change-id="ct-1491781088"/>oolean exec(String job[]);<text:change-end text:change-id="ct-1491781088"/></text:p>
          </table:table-cell>
          <table:table-cell table:style-name="Table3.B3" office:value-type="string">
            <text:p text:style-name="P6"><text:change-start text:change-id="ct-1491780992"/>Execute several commands in Scilab<text:change-end text:change-id="ct-1491780992"/></text:p>
          </table:table-cell>
        </table:table-row>
        <table:table-row>
          <table:table-cell table:style-name="Table3.A3" office:value-type="string">
            <text:p text:style-name="P6"><text:change-start text:change-id="ct-1491780776"/>b<text:change-end text:change-id="ct-1491780776"/><text:change-start text:change-id="ct-1509289208"/>oolean exec(File<text:span text:style-name="Source_20_Text"><text:span text:style-name="T10"> scriptFilename);</text:span></text:span><text:change-end text:change-id="ct-1509289208"/></text:p>
          </table:table-cell>
          <table:table-cell table:style-name="Table3.B3" office:value-type="string">
            <text:p text:style-name="P6"><text:change-start text:change-id="ct-1528434128"/>Execute a Scilab script .sce/.sci<text:change-end text:change-id="ct-1528434128"/></text:p>
          </table:table-cell>
        </table:table-row>
        <table:table-row>
          <table:table-cell table:style-name="Table3.A3" office:value-type="string">
            <text:p text:style-name="P6"><text:change-start text:change-id="ct-1528433744"/>boolean isExistingV<text:change-end text:change-id="ct-1528433744"/><text:change-start text:change-id="ct-1509288896"/>ariable(String varname);<text:change-end text:change-id="ct-1509288896"/></text:p>
          </table:table-cell>
          <table:table-cell table:style-name="Table3.B3" office:value-type="string">
            <text:p text:style-name="P6"><text:change-start text:change-id="ct-1509288688"/>Detect if a variable (varname) exists in Scilab<text:change-end text:change-id="ct-1509288688"/></text:p>
          </table:table-cell>
        </table:table-row>
        <table:table-row>
          <table:table-cell table:style-name="Table3.A3" office:value-type="string">
            <text:p text:style-name="P6"><text:change-start text:change-id="ct-1509288232"/>boolean <text:change-end text:change-id="ct-1509288232"/><text:change text:change-id="ct-1533319736"/><text:change-start text:change-id="ct-1517636080"/>close<text:change-end text:change-id="ct-1517636080"/><text:change-start text:change-id="ct-1509288592"/>();<text:change-end text:change-id="ct-1509288592"/></text:p>
          </table:table-cell>
          <table:table-cell table:style-name="Table3.B3" office:value-type="string">
            <text:p text:style-name="P6"><text:change-start text:change-id="ct-1509212504"/>Shutdown Scilab<text:change-end text:change-id="ct-1509212504"/></text:p>
          </table:table-cell>
        </table:table-row>
        <table:table-row>
          <table:table-cell table:style-name="Table3.A3" office:value-type="string">
            <text:p text:style-name="Table_20_Contents"><text:change-start text:change-id="ct-1509212408"/>i<text:change-end text:change-id="ct-1509212408"/><text:change-start text:change-id="ct-1509289368"/>nt getLastErrorCode();<text:change-end text:change-id="ct-1509289368"/></text:p>
          </table:table-cell>
          <table:table-cell table:style-name="Table3.B3" office:value-type="string">
            <text:p text:style-name="P6"><text:change-start text:change-id="ct-1473863416"/>Return the last error code<text:change-end text:change-id="ct-1473863416"/></text:p>
          </table:table-cell>
        </table:table-row>
        <table:table-row>
          <table:table-cell table:style-name="Table3.A3" office:value-type="string">
            <text:p text:style-name="Table_20_Contents"><text:change-start text:change-id="ct-1509790080"/>String getLastErrorMessage();<text:change-end text:change-id="ct-1509790080"/></text:p>
          </table:table-cell>
          <table:table-cell table:style-name="Table3.B3" office:value-type="string">
            <text:p text:style-name="P6"><text:change-start text:change-id="ct-1476148344"/>Return the last error message<text:change-end text:change-id="ct-1476148344"/></text:p>
          </table:table-cell>
        </table:table-row>
        <table:table-row>
          <table:table-cell table:style-name="Table3.A3" office:value-type="string">
            <text:p text:style-name="Table_20_Contents"><text:change-start text:change-id="ct-1513399512"/>b<text:change-end text:change-id="ct-1513399512"/><text:change-start text:change-id="ct-1543487888"/>oolean is<text:change-end text:change-id="ct-1543487888"/><text:change-start text:change-id="ct-1476148592"/>GraphicOpen();<text:change-end text:change-id="ct-1476148592"/></text:p>
          </table:table-cell>
          <table:table-cell table:style-name="Table3.B3" office:value-type="string">
            <text:p text:style-name="P6"><text:change-start text:change-id="ct-1509288496"/>Detect if a Scilab graphic window is still open<text:change-end text:change-id="ct-1509288496"/></text:p>
          </table:table-cell>
        </table:table-row>
        <table:table-row>
          <table:table-cell table:style-name="Table3.A3" office:value-type="string">
            <text:p text:style-name="Table_20_Contents"><text:change-start text:change-id="ct-1491780360"/>i<text:change-end text:change-id="ct-1491780360"/><text:change-start text:change-id="ct-1491780264"/>nt getVariableType(String varname);<text:change-end text:change-id="ct-1491780264"/></text:p>
          </table:table-cell>
          <table:table-cell table:style-name="Table3.B3" office:value-type="string">
            <text:p text:style-name="P6"><text:change-start text:change-id="ct-1531020936"/>Return the code type of a variable <text:change-end text:change-id="ct-1531020936"/><text:change text:change-id="ct-1475438984"/><text:change-start text:change-id="ct-1491190088"/><text:change-start text:change-id="ct-1491176936"/><text:span text:style-name="T3">varname</text:span><text:change-end text:change-id="ct-1491190088"/><text:change-end text:change-id="ct-1491176936"/><text:change text:change-id="ct-1517085168"/><text:change-start text:change-id="ct-1531020840"/><text:line-break/>The int refers to a Java enum<text:change-end text:change-id="ct-1531020840"/><text:change-start text:change-id="ct-1509790472"/> from ScilabType.types<text:change-end text:change-id="ct-1509790472"/></text:p>
          </table:table-cell>
        </table:table-row>
        <table:table-row>
          <table:table-cell table:style-name="Table3.A3" office:value-type="string">
            <text:p text:style-name="Table_20_Contents"><text:change-start text:change-id="ct-1528138088"/>ScilabType get<text:change-end text:change-id="ct-1528138088"/><text:change text:change-id="ct-1517093680"/><text:change-start text:change-id="ct-1527754304"/>(String varname)<text:change-end text:change-id="ct-1527754304"/></text:p>
          </table:table-cell>
          <table:table-cell table:style-name="Table3.B3" office:value-type="string">
            <text:p text:style-name="P6"><text:change-start text:change-id="ct-1528137992"/>Returns a variable <text:change-end text:change-id="ct-1528137992"/><text:change text:change-id="ct-1529308552"/><text:change-start text:change-id="ct-1533293176"/>named <text:change-end text:change-id="ct-1533293176"/><text:change text:change-id="ct-1516995056"/><text:change-start text:change-id="ct-1517077464"/><text:change-start text:change-id="ct-1517108408"/><text:span text:style-name="T3">varname</text:span><text:change-end text:change-id="ct-1517077464"/><text:change-end text:change-id="ct-1517108408"/><text:change text:change-id="ct-1516330776"/><text:change-start text:change-id="ct-1501830600"/><text:line-break/><text:change-end text:change-id="ct-1501830600"/><text:change-start text:change-id="ct-1528137584"/>Throws an exception if the datatype is not managed<text:change-end text:change-id="ct-1528137584"/><text:change-start text:change-id="ct-1528137776"/> or if the variable is not available<text:change-end text:change-id="ct-1528137776"/></text:p>
          </table:table-cell>
        </table:table-row>
        <table:table-row>
          <table:table-cell table:style-name="Table3.A3" office:value-type="string">
            <text:p text:style-name="Table_20_Contents"><text:change-start text:change-id="ct-1528137680"/>boolean <text:change-end text:change-id="ct-1528137680"/><text:change text:change-id="ct-1517096960"/><text:change-start text:change-id="ct-1513238688"/>put<text:change-end text:change-id="ct-1513238688"/><text:change-start text:change-id="ct-1517097184"/>(<text:change-end text:change-id="ct-1517097184"/><text:change-start text:change-id="ct-1529354440"/>String varname, ScilabType theVariable);<text:change-end text:change-id="ct-1529354440"/></text:p>
          </table:table-cell>
          <table:table-cell table:style-name="Table3.B3" office:value-type="string">
            <text:p text:style-name="P6"><text:change text:change-id="ct-1529354128"/><text:change text:change-id="ct-1529354344"/><text:change-start text:change-id="ct-1533317584"/>Send to Scilab a variable <text:change-start text:change-id="ct-1463769184"/><text:span text:style-name="T3">theVariable</text:span><text:change-end text:change-id="ct-1463769184"/> named <text:change-start text:change-id="ct-1517080288"/><text:span text:style-name="T3">varname</text:span><text:change-end text:change-id="ct-1517080288"/></text:p>
            <text:p text:style-name="P6">Throws an exception if the datatype is not managed or if the variable is not available<text:change-end text:change-id="ct-1533317584"/></text:p>
          </table:table-cell>
        </table:table-row>
      </table:table>
      <text:p text:style-name="P5"/>
      <text:p text:style-name="P23"><text:change-start text:change-id="ct-1528579024"/><text:soft-page-break/><text:span text:style-name="Teletype"><text:span text:style-name="T9">Future extensions</text:span></text:span></text:p>
      <text:p text:style-name="P30">Some extensions of Javasci 2<text:change-end text:change-id="ct-1528579024"/><text:change-start text:change-id="ct-1533429112"/>.0 are now consider in this release and will be the subject of new SEPs in the future.<text:change-end text:change-id="ct-1533429112"/><text:change-start text:change-id="ct-1516994608"/></text:p>
      <text:list xml:id="list2097490444" text:style-name="L4">
        <text:list-item>
          <text:p text:style-name="P31">From a single Java code, have multiple instances of Scilab</text:p>
        </text:list-item>
        <text:list-item>
          <text:p text:style-name="P31">Better management from the graphic windows for inclusion in thirdparty applications</text:p>
        </text:list-item>
        <text:list-item>
          <text:p text:style-name="P31">Better interaction with the event loop of Scilab</text:p>
        </text:list-item>
      </text:list>
      <text:p text:style-name="P8"><text:change-end text:change-id="ct-1516994608"/><text:span text:style-name="Teletype"><text:span text:style-name="T9"/></text:span></text:p>
      <text:p text:style-name="P8"><text:span text:style-name="Teletype"><text:span text:style-name="T9">Example Usage</text:span></text:span></text:p>
      <text:p text:style-name="P7"><text:change text:change-id="ct-1509789608"/><text:change-start text:change-id="ct-1513398512"/>todo<text:change-end text:change-id="ct-1513398512"/></text:p>
      <text:p text:style-name="P23">Changelog</text:p>
      <text:list xml:id="list1099985156" text:style-name="L3">
        <text:list-item>
          <text:p text:style-name="P36"><text:change text:change-id="ct-1529353336"/><text:change-start text:change-id="ct-1528437296"/><text:span text:style-name="Police_20_par_20_défaut"><text:span text:style-name="T4">Sylvestre LEDRU </text:span></text:span><text:change-end text:change-id="ct-1528437296"/><text:span text:style-name="Police_20_par_20_défaut"><text:span text:style-name="T4">- Initial</text:span></text:span><text:change text:change-id="ct-1495683192"/><text:span text:style-name="Police_20_par_20_défaut"><text:span text:style-name="T4"> version</text:span></text:span></text:p>
        </text:list-item>
      </text:list>
      <text:p text:style-name="P23">Copyright</text:p>
      <text:p text:style-name="P9"><text:tab/>This document has been placed under the license CeCILL-B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2pt" style:language-asian="fr" style:country-asian="F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1" style:display-name="WW_CharLFO1LVL1" style:family="text">
      <style:text-properties style:font-name="DejaVu Sans Mono" fo:font-size="10pt" style:font-size-asian="10pt"/>
    </style:style>
    <style:style style:name="WW_5f_CharLFO1LVL2" style:display-name="WW_CharLFO1LVL2" style:family="text">
      <style:text-properties style:font-name="DejaVu Sans Mono" fo:font-size="10pt" style:font-size-asian="10pt"/>
    </style:style>
    <style:style style:name="WW_5f_CharLFO1LVL3" style:display-name="WW_CharLFO1LVL3" style:family="text">
      <style:text-properties style:font-name="DejaVu Sans Mono" fo:font-size="10pt" style:font-size-asian="10pt"/>
    </style:style>
    <style:style style:name="WW_5f_CharLFO1LVL4" style:display-name="WW_CharLFO1LVL4" style:family="text">
      <style:text-properties style:font-name="DejaVu Sans Mono" fo:font-size="10pt" style:font-size-asian="10pt"/>
    </style:style>
    <style:style style:name="WW_5f_CharLFO1LVL5" style:display-name="WW_CharLFO1LVL5" style:family="text">
      <style:text-properties style:font-name="DejaVu Sans Mono" fo:font-size="10pt" style:font-size-asian="10pt"/>
    </style:style>
    <style:style style:name="WW_5f_CharLFO1LVL6" style:display-name="WW_CharLFO1LVL6" style:family="text">
      <style:text-properties style:font-name="DejaVu Sans Mono" fo:font-size="10pt" style:font-size-asian="10pt"/>
    </style:style>
    <style:style style:name="WW_5f_CharLFO1LVL7" style:display-name="WW_CharLFO1LVL7" style:family="text">
      <style:text-properties style:font-name="DejaVu Sans Mono" fo:font-size="10pt" style:font-size-asian="10pt"/>
    </style:style>
    <style:style style:name="WW_5f_CharLFO1LVL8" style:display-name="WW_CharLFO1LVL8" style:family="text">
      <style:text-properties style:font-name="DejaVu Sans Mono" fo:font-size="10pt" style:font-size-asian="10pt"/>
    </style:style>
    <style:style style:name="WW_5f_CharLFO1LVL9" style:display-name="WW_CharLFO1LVL9" style:family="text">
      <style:text-properties style:font-name="DejaVu Sans Mono" fo:font-size="10pt" style:font-size-asian="10pt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ierre MARECHAL</meta:initial-creator>
    <meta:creation-date>2008-07-09T13:39:00Z</meta:creation-date>
    <dc:date>2010-04-26T14:49:41</dc:date>
    <meta:editing-cycles>26</meta:editing-cycles>
    <meta:editing-duration>PT40H55M25S</meta:editing-duration>
    <meta:document-statistic meta:table-count="3" meta:image-count="0" meta:object-count="0" meta:page-count="4" meta:paragraph-count="175" meta:word-count="885" meta:character-count="55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sylvestre/.evolution/cache/tmp/evolution-sylvestre-FJ5a3w/SEP_39_MSDOS.odt/Normal.dotm"/>
  </office:meta>
</office:document-meta>
</file>